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DeserializerTest.test_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DeserializerTest.test_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DeserializerTest.test_shor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DeserializerTest.test_byt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DeserializerTest.test_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